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Mangal1" svg:font-family="Mangal"/>
    <style:font-face style:name="Times New Roman5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6.501cm" table:align="margins"/>
    </style:style>
    <style:style style:name="Table2.A" style:family="table-column">
      <style:table-column-properties style:column-width="4.81cm" style:rel-column-width="19103*"/>
    </style:style>
    <style:style style:name="Table2.B" style:family="table-column">
      <style:table-column-properties style:column-width="11.691cm" style:rel-column-width="4643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3cf9" officeooo:paragraph-rsid="003c3cf9" style:font-size-complex="14pt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483d90" officeooo:paragraph-rsid="00483d90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1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officeooo:rsid="003c3cf9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fo:font-weight="bold" officeooo:rsid="004f1643" officeooo:paragraph-rsid="004f1643" style:font-weight-asian="bold" style:font-weight-complex="bold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fo:font-weight="bold" officeooo:rsid="0064eb45" officeooo:paragraph-rsid="0064eb45" style:font-weight-asian="bold" style:font-weight-complex="bold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font-size="12pt" officeooo:rsid="00678dd5" officeooo:paragraph-rsid="00678dd5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fo:color="#000000" officeooo:rsid="000ef043" officeooo:paragraph-rsid="000ef043"/>
    </style:style>
    <style:style style:name="P19" style:family="paragraph" style:parent-style-name="Text_20_body">
      <style:text-properties fo:color="#000000" fo:font-weight="bold" officeooo:rsid="00483eb9" officeooo:paragraph-rsid="00483eb9" style:font-weight-asian="bold" style:font-weight-complex="bold"/>
    </style:style>
    <style:style style:name="P20" style:family="paragraph" style:parent-style-name="Text_20_body">
      <style:text-properties fo:color="#000000" fo:font-weight="bold" officeooo:rsid="004f1643" officeooo:paragraph-rsid="004e6c75" style:font-weight-asian="bold" style:font-weight-complex="bold"/>
    </style:style>
    <style:style style:name="P21" style:family="paragraph" style:parent-style-name="Text_20_body">
      <style:text-properties fo:color="#000000" officeooo:rsid="004e6c75" officeooo:paragraph-rsid="004e6c75"/>
    </style:style>
    <style:style style:name="P22" style:family="paragraph" style:parent-style-name="Text_20_body">
      <style:text-properties fo:color="#000000" fo:font-weight="normal" officeooo:rsid="00547c7a" officeooo:paragraph-rsid="00547c7a" style:font-weight-asian="normal" style:font-weight-complex="normal"/>
    </style:style>
    <style:style style:name="P23" style:family="paragraph" style:parent-style-name="Text_20_body">
      <style:text-properties fo:color="#000000" officeooo:rsid="006200c7" officeooo:paragraph-rsid="0054e6dc"/>
    </style:style>
    <style:style style:name="P24" style:family="paragraph" style:parent-style-name="Text_20_body">
      <style:text-properties officeooo:rsid="006f6fe1" officeooo:paragraph-rsid="006f6fe1"/>
    </style:style>
    <style:style style:name="P25" style:family="paragraph" style:parent-style-name="Text_20_body">
      <style:text-properties officeooo:rsid="006f6fe1" officeooo:paragraph-rsid="00706ddd"/>
    </style:style>
    <style:style style:name="P26" style:family="paragraph" style:parent-style-name="Heading_20_2">
      <style:text-properties fo:color="#000000"/>
    </style:style>
    <style:style style:name="P27" style:family="paragraph" style:parent-style-name="Heading_20_2">
      <style:text-properties fo:color="#000000" officeooo:rsid="00483eb9" officeooo:paragraph-rsid="00483eb9"/>
    </style:style>
    <style:style style:name="P28" style:family="paragraph" style:parent-style-name="Heading_20_2">
      <style:paragraph-properties fo:break-before="page"/>
      <style:text-properties fo:color="#000000"/>
    </style:style>
    <style:style style:name="P29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3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1" style:family="paragraph" style:parent-style-name="Table_20_Contents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2" style:family="paragraph" style:parent-style-name="Text_20_body">
      <style:text-properties fo:color="#000000" officeooo:rsid="006f6fe1" officeooo:paragraph-rsid="006f6fe1"/>
    </style:style>
    <style:style style:name="P33" style:family="paragraph" style:parent-style-name="Text_20_body">
      <style:text-properties fo:color="#000000" officeooo:rsid="006e48e4" officeooo:paragraph-rsid="0079a9ed"/>
    </style:style>
    <style:style style:name="P34" style:family="paragraph" style:parent-style-name="Text_20_body">
      <style:text-properties fo:color="#000000" style:font-name="Times New Roman" fo:font-size="14pt" fo:language="ru" fo:country="RU" officeooo:rsid="0054e6dc" officeooo:paragraph-rsid="006a93d2" style:font-size-asian="14pt" style:language-asian="ru" style:country-asian="RU" style:font-name-complex="Times New Roman6" style:font-size-complex="12pt" style:language-complex="ar" style:country-complex="SA"/>
    </style:style>
    <style:style style:name="P35" style:family="paragraph" style:parent-style-name="Text_20_body">
      <style:text-properties fo:color="#000000" style:font-name="Times New Roman" fo:font-size="14pt" fo:language="ru" fo:country="RU" officeooo:rsid="0013326f" officeooo:paragraph-rsid="005ed130" style:font-size-asian="14pt" style:language-asian="ru" style:country-asian="RU" style:font-name-complex="Times New Roman6" style:font-size-complex="12pt" style:language-complex="ar" style:country-complex="SA"/>
    </style:style>
    <style:style style:name="P36" style:family="paragraph" style:parent-style-name="Text_20_body">
      <style:text-properties fo:color="#000000" officeooo:rsid="0073f744" officeooo:paragraph-rsid="0073f744"/>
    </style:style>
    <style:style style:name="P37" style:family="paragraph" style:parent-style-name="Text_20_body">
      <style:text-properties officeooo:rsid="006f6fe1" officeooo:paragraph-rsid="006f6fe1"/>
    </style:style>
    <style:style style:name="P38" style:family="paragraph" style:parent-style-name="Text_20_body">
      <style:text-properties fo:font-weight="bold" officeooo:rsid="0078693f" officeooo:paragraph-rsid="0078693f" style:font-weight-asian="bold" style:font-weight-complex="bold"/>
    </style:style>
    <style:style style:name="P3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text-position="0% 100%" fo:font-weight="normal" officeooo:rsid="0056e31e" officeooo:paragraph-rsid="0056e31e" style:font-weight-asian="normal" style:font-weight-complex="normal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Courier New" fo:font-size="11pt" fo:font-weight="normal" officeooo:rsid="0056e31e" officeooo:paragraph-rsid="0056e31e" style:font-size-asian="9.60000038146973pt" style:font-weight-asian="normal" style:font-size-complex="11pt" style:font-weight-complex="normal"/>
    </style:style>
    <style:style style:name="P4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fo:font-weight="bold" officeooo:rsid="004f1643" officeooo:paragraph-rsid="004f1643" style:font-weight-asian="bold" style:font-weight-complex="bold"/>
    </style:style>
    <style:style style:name="P42" style:family="paragraph" style:parent-style-name="Text_20_body">
      <style:paragraph-properties fo:margin-top="0cm" fo:margin-bottom="0.499cm" loext:contextual-spacing="false"/>
    </style:style>
    <style:style style:name="P43" style:family="paragraph" style:parent-style-name="Text_20_body">
      <style:paragraph-properties fo:margin-top="0cm" fo:margin-bottom="0.499cm" loext:contextual-spacing="false"/>
      <style:text-properties officeooo:paragraph-rsid="00710bcf"/>
    </style:style>
    <style:style style:name="P44" style:family="paragraph" style:parent-style-name="Text_20_body">
      <style:paragraph-properties fo:margin-top="0cm" fo:margin-bottom="0.499cm" loext:contextual-spacing="false"/>
      <style:text-properties officeooo:paragraph-rsid="0071c3e6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483d90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70b60c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5" style:family="text">
      <style:text-properties style:font-name="Times New Roman" style:font-size-complex="14pt"/>
    </style:style>
    <style:style style:name="T6" style:family="text">
      <style:text-properties style:font-name="Times New Roman" officeooo:rsid="003c3cf9" style:font-size-complex="14pt"/>
    </style:style>
    <style:style style:name="T7" style:family="text">
      <style:text-properties fo:color="#000000"/>
    </style:style>
    <style:style style:name="T8" style:family="text">
      <style:text-properties fo:color="#000000" officeooo:rsid="006e48e4"/>
    </style:style>
    <style:style style:name="T9" style:family="text">
      <style:text-properties fo:color="#000000" officeooo:rsid="00706ddd"/>
    </style:style>
    <style:style style:name="T10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11" style:family="text">
      <style:text-properties officeooo:rsid="003c3cf9"/>
    </style:style>
    <style:style style:name="T12" style:family="text">
      <style:text-properties officeooo:rsid="005ed130"/>
    </style:style>
    <style:style style:name="T13" style:family="text">
      <style:text-properties officeooo:rsid="006f6fe1"/>
    </style:style>
    <style:style style:name="T14" style:family="text">
      <style:text-properties officeooo:rsid="0072a765"/>
    </style:style>
    <style:style style:name="T15" style:family="text">
      <style:text-properties officeooo:rsid="0073f744"/>
    </style:style>
    <style:style style:name="T16" style:family="text">
      <style:text-properties officeooo:rsid="00750608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79a9ed" style:font-weight-asian="normal" style:font-weight-complex="normal"/>
    </style:style>
    <style:style style:name="T19" style:family="text">
      <style:text-properties fo:font-weight="normal" officeooo:rsid="006f6fe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3">Кафедра МО ЭВМ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11"><text:span text:style-name="Book_20_Title"><text:span text:style-name="T1">отчет</text:span></text:span></text:p>
      <text:p text:style-name="P9"><text:span text:style-name="T2">по лабораторной работе №</text:span><text:span text:style-name="T4">3</text:span></text:p>
      <text:p text:style-name="P9"><text:span text:style-name="T2">по дисциплине «</text:span><text:span text:style-name="T3">Построение и анализ алгоритмов</text:span><text:span text:style-name="T2">»</text:span></text:p>
      <text:p text:style-name="P30"><text:span text:style-name="Book_20_Title"><text:span text:style-name="T10">Тема: Максимальный поток</text:span></text:span></text:p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<text:span text:style-name="T5">Студентка гр. </text:span><text:span text:style-name="T6">9382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6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8">Фирсов М.А.</text:p>
          </table:table-cell>
        </table:table-row>
      </table:table>
      <text:p text:style-name="P5"/>
      <text:p text:style-name="P5"/>
      <text:p text:style-name="P5">Санкт-Петербург</text:p>
      <text:p text:style-name="P12">20<text:span text:style-name="T11">21</text:span></text:p>
      <text:h text:style-name="P28" text:outline-level="2">Цель работы.</text:h>
      <text:p text:style-name="P14"><text:tab/><text:span text:style-name="T15">Научиься находить величину потока в ориентированном графе, изучить и реализовать алгоритм Форда-Фалкерсона.</text:span></text:p>
      <text:p text:style-name="P18"/>
      <text:h text:style-name="P26" text:outline-level="2">Задание.</text:h>
      <text:p text:style-name="P34">Найти максимальный поток в сети, а также фактическую величину потока, протекающего через каждое ребро, используя алгоритм Форда-Фалкерсона.</text:p>
      <text:p text:style-name="P42">Сеть (ориентированный взвешенный граф) представляется в виде триплета из имён вершин и целого неотрицательного числа - пропускной способности (веса).</text:p>
      <text:p text:style-name="P42">Входные данные:</text:p>
      <text:p text:style-name="P42">Входные данные:</text:p>
      <text:p text:style-name="P42">N - количество ориентированных рёбер графа</text:p>
      <text:p text:style-name="P42">v0 - исток</text:p>
      <text:p text:style-name="P42">vn - сток</text:p>
      <text:p text:style-name="P42">vi vj ωij <text:s/>- ребро графа</text:p>
      <text:p text:style-name="P43">vi vj ωij - ребро графа</text:p>
      <text:p text:style-name="P42">...</text:p>
      <text:p text:style-name="P42">Выходные данные:</text:p>
      <text:p text:style-name="P42">Pmax - величина максимального потока</text:p>
      <text:p text:style-name="P43">vi vj ωij - ребро графа с фактической величиной протекающего потока</text:p>
      <text:p text:style-name="P43"><text:soft-page-break/>vi vj ωij- ребро графа с фактической величиной протекающего потока</text:p>
      <text:p text:style-name="P42">...</text:p>
      <text:p text:style-name="P44">В ответе выходные рёбра отсортируйте в лексикографическом порядке по первой вершине, потом по второй (в ответе должны присутствовать все указанные входные рёбра, даже если поток в них равен 0).</text:p>
      <text:p text:style-name="P44">Вар<text:span text:style-name="T14">иант</text:span> 1. Поиск в ширину. Поочерёдная обработка вершин текущего фронта, перебор вершин в алфавитном порядке.</text:p>
      <text:p text:style-name="P44"/>
      <text:h text:style-name="P27" text:outline-level="2">Описание <text:span text:style-name="T13">структур данных</text:span></text:h>
      <text:p text:style-name="P32">Класс Graph. Принимает на вход граф в виде матрицы смежностей</text:p>
      <text:p text:style-name="P24"><text:span text:style-name="T7">Метод searchBFS(self, source, outlet, parent) класса <text:s/>Graph получает на вход вершину источник, вершину сток и список для поиска родителей(используем для хранения пути от источника до стока, если он есть). </text:span></text:p>
      <text:p text:style-name="P25"><text:span text:style-name="T8">М</text:span><text:span text:style-name="T7">етод <text:s/>findFlowSize(self, source, outlet, graph, parent) - <text:s/>получает на вход вершину источник, вершину сток, граф </text:span><text:span text:style-name="T9">и путь по нему, возвращает величину потока, кторую можно пустить через этот путь.</text:span></text:p>
      <text:p text:style-name="P24"><text:span text:style-name="T7">Метод algoFordFulkerson</text:span><text:span text:style-name="T8">(self, source, outlet, flow_graph) <text:s/></text:span><text:span text:style-name="T7">получает на вход вершину источник, вершину сток и граф для записи результата нахождения потока. </text:span></text:p>
      <text:p text:style-name="P24"><text:span text:style-name="T7"/></text:p>
      <text:p text:style-name="P38"><text:span text:style-name="T7">Описание алгоритма</text:span></text:p>
      <text:p text:style-name="P33"><text:s/><text:span text:style-name="T18">Вводим данные, формируем матрицу смежностей. Передаём её в функцию <text:s/></text:span><text:span text:style-name="T19">algoFordFulkerson </text:span><text:span text:style-name="T18">для нахождения максимального потока. </text:span><text:span text:style-name="T19">Пока можем найти путь, ищем его </text:span><text:span text:style-name="T18">функцией searchBFS - в</text:span><text:span text:style-name="T17"> поиске в ширину проходим подряд по соседям вершин, извлеченным из очереди </text:span><text:span text:style-name="T18">вершин</text:span><text:span text:style-name="T17">, </text:span><text:soft-page-break/><text:span text:style-name="T17">начиная от источника. Если находим не посещённую вершину, в которую можно пойти, то заносим её в очередь, а в список родителей заносим извлеченную вершину. Затем если мы обошли все вершины и нашли путь, возвращаем из функции true. </text:span><text:span text:style-name="T18">Н</text:span><text:span text:style-name="T19">аходим величину потока через </text:span><text:span text:style-name="T18">найденный путь</text:span><text:span text:style-name="T19">, добавляем величину к величине максимального потока, обновляем значения в исходном графе и в графе для потока.</text:span></text:p>
      <text:p text:style-name="P23"/>
      <text:p text:style-name="P19">Тестирование</text:p>
      <text:p text:style-name="P22">Результаты тестирования <text:span text:style-name="T12">программы </text:span>можно посм<text:span text:style-name="T12">о</text:span>треть в приложении <text:span text:style-name="T12">В</text:span>.</text:p>
      <text:p text:style-name="P35"/>
      <text:h text:style-name="P26" text:outline-level="2">Выводы.</text:h>
      <text:p text:style-name="P36">Был изучен поиск потока в ориентированном графе и написана программа, которая его реализует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/>
      <text:p text:style-name="P15"/>
      <text:p text:style-name="P15"/>
      <text:p text:style-name="P15"/>
      <text:p text:style-name="P15"/>
      <text:p text:style-name="P15"><text:soft-page-break/>ПРИЛОЖЕНИЕ А</text:p>
      <text:p text:style-name="P15">ИСХОДНЫЙ КОД ПРОГРАММЫ</text:p>
      <text:p text:style-name="P39">Название файла: l<text:span text:style-name="T16">3</text:span>.py</text:p>
      <text:p text:style-name="P40">class Graph:</text:p>
      <text:p text:style-name="P40"/>
      <text:p text:style-name="P40"><text:s text:c="4"/>def __init__(self, graph):</text:p>
      <text:p text:style-name="P40"><text:s text:c="8"/>self.graph = graph</text:p>
      <text:p text:style-name="P40"><text:s text:c="8"/>self.row = len(graph)</text:p>
      <text:p text:style-name="P40"/>
      <text:p text:style-name="P40"><text:s text:c="4"/>def searchBFS(self, source, outlet, parent):</text:p>
      <text:p text:style-name="P40"/>
      <text:p text:style-name="P40"><text:s text:c="8"/>visited = self.row * [False] #list</text:p>
      <text:p text:style-name="P40"><text:s text:c="8"/>queue = [source]</text:p>
      <text:p text:style-name="P40"/>
      <text:p text:style-name="P40"><text:s text:c="8"/>visited[source] = True</text:p>
      <text:p text:style-name="P40"/>
      <text:p text:style-name="P40"><text:s text:c="8"/>while queue:</text:p>
      <text:p text:style-name="P40"><text:s text:c="12"/>vertex = queue.pop(0)</text:p>
      <text:p text:style-name="P40"/>
      <text:p text:style-name="P40"><text:s text:c="12"/>for ind, value in enumerate(self.graph[vertex]):</text:p>
      <text:p text:style-name="P40"><text:s text:c="16"/>if visited[ind] == False and value &gt; 0: #check vertice for find flow</text:p>
      <text:p text:style-name="P40"><text:s text:c="20"/>queue.append(ind)</text:p>
      <text:p text:style-name="P40"><text:s text:c="20"/>visited[ind] = True</text:p>
      <text:p text:style-name="P40"><text:s text:c="20"/>parent[ind] = vertex</text:p>
      <text:p text:style-name="P40"><text:s text:c="8"/>if visited[outlet]:</text:p>
      <text:p text:style-name="P40"><text:s text:c="8"/><text:tab/>return True</text:p>
      <text:p text:style-name="P40"><text:s text:c="8"/>return False<text:tab/></text:p>
      <text:p text:style-name="P40"><text:s text:c="10"/></text:p>
      <text:p text:style-name="P40"><text:s text:c="4"/>def findFlowSize(self, source, outlet, graph, parent):</text:p>
      <text:p text:style-name="P40"/>
      <text:p text:style-name="P40"><text:s text:c="8"/>flow_size = 10000</text:p>
      <text:p text:style-name="P40"><text:s text:c="8"/>vertex = outlet</text:p>
      <text:p text:style-name="P40"><text:s text:c="8"/>while vertex != source:</text:p>
      <text:p text:style-name="P40"><text:s text:c="12"/>if self.graph[parent[vertex]][vertex] &lt; flow_size:</text:p>
      <text:p text:style-name="P40"><text:s text:c="16"/>flow_size = self.graph[parent[vertex]][vertex]</text:p>
      <text:p text:style-name="P40"><text:soft-page-break/><text:s text:c="12"/>vertex = parent[vertex]</text:p>
      <text:p text:style-name="P40"/>
      <text:p text:style-name="P40"><text:s text:c="8"/>return flow_size</text:p>
      <text:p text:style-name="P40"/>
      <text:p text:style-name="P40"><text:s text:c="4"/>def algoFordFulkerson(self, source, outlet, flow_graph):</text:p>
      <text:p text:style-name="P40"><text:s text:c="8"/>parent = self.row * [-1]</text:p>
      <text:p text:style-name="P40"><text:s text:c="8"/>max_flow = 0</text:p>
      <text:p text:style-name="P40"/>
      <text:p text:style-name="P40"><text:s text:c="8"/>while self.searchBFS(source, outlet, parent):</text:p>
      <text:p text:style-name="P40"><text:s text:c="8"/></text:p>
      <text:p text:style-name="P40"><text:s text:c="12"/>#find flow size to this path<text:tab/></text:p>
      <text:p text:style-name="P40"><text:s text:c="12"/>flow_size = self.findFlowSize(source, outlet, graph, parent)</text:p>
      <text:p text:style-name="P40"/>
      <text:p text:style-name="P40"><text:s text:c="12"/>max_flow += flow_size</text:p>
      <text:p text:style-name="P40"/>
      <text:p text:style-name="P40"><text:s text:c="12"/>vertex = outlet</text:p>
      <text:p text:style-name="P40"><text:s text:c="12"/>#update graph</text:p>
      <text:p text:style-name="P40"><text:s text:c="12"/>while vertex != source:</text:p>
      <text:p text:style-name="P40"><text:s text:c="16"/>u = parent[vertex]</text:p>
      <text:p text:style-name="P40"><text:s text:c="16"/>self.graph[u][vertex] -= flow_size</text:p>
      <text:p text:style-name="P40"><text:s text:c="16"/>self.graph[vertex][u] += flow_size</text:p>
      <text:p text:style-name="P40"><text:s text:c="16"/>flow_graph[u][vertex] += flow_size</text:p>
      <text:p text:style-name="P40"><text:s text:c="16"/>flow_graph[vertex][u] -= flow_size</text:p>
      <text:p text:style-name="P40"><text:s text:c="16"/>vertex = parent[vertex]</text:p>
      <text:p text:style-name="P40"><text:s text:c="12"/>print("\nCanging graphes...")</text:p>
      <text:p text:style-name="P40"><text:s text:c="12"/>print ("Current adjacency matrix")</text:p>
      <text:p text:style-name="P40"><text:s text:c="12"/>self.printGraph(graph)</text:p>
      <text:p text:style-name="P40"><text:s text:c="12"/>print("\nCurrent flow graph adjacency matrix")</text:p>
      <text:p text:style-name="P40"><text:s text:c="12"/>self.printGraph(flow_graph)</text:p>
      <text:p text:style-name="P40"/>
      <text:p text:style-name="P40"><text:s text:c="8"/>return max_flow <text:s/></text:p>
      <text:p text:style-name="P40"/>
      <text:p text:style-name="P40"><text:s text:c="4"/>def printGraph(self, graph):</text:p>
      <text:p text:style-name="P40"><text:s text:c="8"/>for i in range(self.row):</text:p>
      <text:p text:style-name="P40"><text:s text:c="12"/>print(graph[i]) <text:s text:c="2"/></text:p>
      <text:p text:style-name="P40"/>
      <text:p text:style-name="P40"><text:soft-page-break/>count = int(input())</text:p>
      <text:p text:style-name="P40">source = input()</text:p>
      <text:p text:style-name="P40">outlet = input()</text:p>
      <text:p text:style-name="P40">input_list = []</text:p>
      <text:p text:style-name="P40">list_of_vertice = []</text:p>
      <text:p text:style-name="P40">size = 0</text:p>
      <text:p text:style-name="P40"/>
      <text:p text:style-name="P40">for i in range(count): # compute a count of defferent vertex</text:p>
      <text:p text:style-name="P40"><text:s text:c="4"/>input_list.append(input())</text:p>
      <text:p text:style-name="P40"><text:s text:c="4"/>b = input_list[i].split(" ")</text:p>
      <text:p text:style-name="P40"><text:s text:c="4"/>if b[0] not in list_of_vertice:</text:p>
      <text:p text:style-name="P40"><text:s text:c="8"/>list_of_vertice.append(b[0])</text:p>
      <text:p text:style-name="P40"><text:s text:c="4"/>if b[1] not in list_of_vertice:</text:p>
      <text:p text:style-name="P40"><text:s text:c="8"/>list_of_vertice.append(b[1]) <text:s/></text:p>
      <text:p text:style-name="P40"/>
      <text:p text:style-name="P40">if source.isdigit():</text:p>
      <text:p text:style-name="P40"><text:s text:c="4"/>max_ver = 0</text:p>
      <text:p text:style-name="P40"><text:s text:c="4"/>for i in list_of_vertice:</text:p>
      <text:p text:style-name="P40"><text:s text:c="8"/>if int(i) &gt; max_ver:</text:p>
      <text:p text:style-name="P40"><text:s text:c="12"/>max_ver = int(i)</text:p>
      <text:p text:style-name="P40"><text:s text:c="4"/>size = max_ver</text:p>
      <text:p text:style-name="P40">else:</text:p>
      <text:p text:style-name="P40"><text:s text:c="4"/>max_ver = 'a'</text:p>
      <text:p text:style-name="P40"><text:s text:c="4"/>for i in list_of_vertice:</text:p>
      <text:p text:style-name="P40"><text:s text:c="8"/>if i &gt; max_ver:</text:p>
      <text:p text:style-name="P40"><text:s text:c="12"/>max_ver = i</text:p>
      <text:p text:style-name="P40"><text:s text:c="4"/>size = ord(max_ver) - ord('a') + 1 <text:s/></text:p>
      <text:p text:style-name="P40"/>
      <text:p text:style-name="P40"/>
      <text:p text:style-name="P40">graph = [[0 for x in range(size)] for y in range(size)] #incoming adjecency graph</text:p>
      <text:p text:style-name="P40">flow_graph = [[0 for x in range(size)] for y in range(size)] # outcoming adjecency graph</text:p>
      <text:p text:style-name="P40"/>
      <text:p text:style-name="P40">for i in range(count):</text:p>
      <text:p text:style-name="P40"><text:s text:c="4"/>b = input_list[i].split(" ")</text:p>
      <text:p text:style-name="P40"><text:s text:c="4"/>if b[0].isdigit():</text:p>
      <text:p text:style-name="P40"><text:soft-page-break/><text:s text:c="8"/>graph[ord(b[0]) - ord('0') - 1][ord(b[1]) - ord('0') -1] = int(b[2])</text:p>
      <text:p text:style-name="P40"><text:s text:c="4"/>else: <text:s text:c="3"/></text:p>
      <text:p text:style-name="P40"><text:s text:c="8"/>graph[(ord(b[0]) - ord('a'))][ord(b[1]) - ord('a')] = int(b[2])</text:p>
      <text:p text:style-name="P40"><text:s text:c="3"/></text:p>
      <text:p text:style-name="P40"/>
      <text:p text:style-name="P40">res_graph = Graph(graph)</text:p>
      <text:p text:style-name="P40"/>
      <text:p text:style-name="P40"/>
      <text:p text:style-name="P40"/>
      <text:p text:style-name="P40">if source.isdigit():</text:p>
      <text:p text:style-name="P40"><text:s text:c="4"/>flow = res_graph.algoFordFulkerson((ord(source) - ord('0') - 1), ord(outlet) - ord('0') - 1, flow_graph)</text:p>
      <text:p text:style-name="P40">else: <text:s text:c="3"/></text:p>
      <text:p text:style-name="P40"><text:s text:c="4"/>flow = res_graph.algoFordFulkerson((ord(source) - ord('a')), ord(outlet) - ord('a'), flow_graph)</text:p>
      <text:p text:style-name="P40"/>
      <text:p text:style-name="P40">print("\nResult flow: \n") </text:p>
      <text:p text:style-name="P40">print(flow)</text:p>
      <text:p text:style-name="P40"/>
      <text:p text:style-name="P40">for ind, value in enumerate(input_list):</text:p>
      <text:p text:style-name="P40"><text:s text:c="4"/>if value[0].isdigit():</text:p>
      <text:p text:style-name="P40"><text:s text:c="8"/>a = flow_graph[int(value[0]) - 1][int(value[2]) - 1]# compute flow in this edge</text:p>
      <text:p text:style-name="P40"><text:s text:c="4"/>else:</text:p>
      <text:p text:style-name="P40"><text:s text:c="8"/>a = flow_graph[ord(value[0]) - ord('a')][ord(value[2]) - ord('a')]# compute flow in this edge</text:p>
      <text:p text:style-name="P40"><text:s text:c="4"/>if a &lt; 0:</text:p>
      <text:p text:style-name="P40"><text:s text:c="8"/>a = 0 <text:s text:c="3"/></text:p>
      <text:p text:style-name="P40"><text:s text:c="4"/>new_str = "{} {} {}".format(value[0], value[2], a)</text:p>
      <text:p text:style-name="P40"><text:s text:c="4"/>input_list[ind] = new_str</text:p>
      <text:p text:style-name="P40"><text:s text:c="4"/></text:p>
      <text:p text:style-name="P40"><text:s text:c="3"/></text:p>
      <text:p text:style-name="P40">input_list.sort()</text:p>
      <text:p text:style-name="P40"/>
      <text:p text:style-name="P40">for i in input_list:</text:p>
      <text:p text:style-name="P40"><text:soft-page-break/><text:s text:c="4"/>print(i)</text:p>
      <text:p text:style-name="P39"/>
      <text:p text:style-name="P39"/>
      <text:p text:style-name="P39"/>
      <text:p text:style-name="P16">ПРИЛОЖЕНИЕ <text:span text:style-name="T16">В</text:span></text:p>
      <text:p text:style-name="P16">ТЕСТИРОВАНИЕ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Входные данные</text:p>
          </table:table-cell>
          <table:table-cell table:style-name="Table2.B1" office:value-type="string">
            <text:p text:style-name="P17">Выходные данные</text:p>
          </table:table-cell>
        </table:table-row>
        <table:table-row>
          <table:table-cell table:style-name="Table2.A2" office:value-type="string">
            <text:p text:style-name="P31">8</text:p>
            <text:p text:style-name="P31">a</text:p>
            <text:p text:style-name="P31">h</text:p>
            <text:p text:style-name="P31">a c 8</text:p>
            <text:p text:style-name="P31">a d 2</text:p>
            <text:p text:style-name="P31">c d 16</text:p>
            <text:p text:style-name="P31">c f 4</text:p>
            <text:p text:style-name="P31">d g 6</text:p>
            <text:p text:style-name="P31">g f 18</text:p>
            <text:p text:style-name="P31">g h 5</text:p>
            <text:p text:style-name="P31">f h 5</text:p>
          </table:table-cell>
          <table:table-cell table:style-name="Table2.B2" office:value-type="string">
            <text:p text:style-name="P31">Canging graphes...</text:p>
            <text:p text:style-name="P31">Current adjacency matrix</text:p>
            <text:p text:style-name="P31">[0, 0, 4, 2, 0, 0, 0, 0]</text:p>
            <text:p text:style-name="P31">[0, 0, 0, 0, 0, 0, 0, 0]</text:p>
            <text:p text:style-name="P31">[4, 0, 0, 16, 0, 0, 0, 0]</text:p>
            <text:p text:style-name="P31">[0, 0, 0, 0, 0, 0, 6, 0]</text:p>
            <text:p text:style-name="P31">[0, 0, 0, 0, 0, 0, 0, 0]</text:p>
            <text:p text:style-name="P31">[0, 0, 4, 0, 0, 0, 0, 1]</text:p>
            <text:p text:style-name="P31">[0, 0, 0, 0, 0, 18, 0, 5]</text:p>
            <text:p text:style-name="P31">[0, 0, 0, 0, 0, 4, 0, 0]</text:p>
            <text:p text:style-name="P31"/>
            <text:p text:style-name="P31">Current flow graph</text:p>
            <text:p text:style-name="P31">[0, 0, 4, 0, 0, 0, 0, 0]</text:p>
            <text:p text:style-name="P31">[0, 0, 0, 0, 0, 0, 0, 0]</text:p>
            <text:p text:style-name="P31">[-4, 0, 0, 0, 0, 4, 0, 0]</text:p>
            <text:p text:style-name="P31">[0, 0, 0, 0, 0, 0, 0, 0]</text:p>
            <text:p text:style-name="P31">[0, 0, 0, 0, 0, 0, 0, 0]</text:p>
            <text:p text:style-name="P31">[0, 0, -4, 0, 0, 0, 0, 4]</text:p>
            <text:p text:style-name="P31">[0, 0, 0, 0, 0, 0, 0, 0]</text:p>
            <text:p text:style-name="P31">[0, 0, 0, 0, 0, -4, 0, 0]</text:p>
            <text:p text:style-name="P31"/>
            <text:p text:style-name="P31">Canging graphes...</text:p>
            <text:p text:style-name="P31">Current adjacency matrix</text:p>
            <text:p text:style-name="P31">[0, 0, 4, 0, 0, 0, 0, 0]</text:p>
            <text:p text:style-name="P31">[0, 0, 0, 0, 0, 0, 0, 0]</text:p>
            <text:p text:style-name="P31"><text:soft-page-break/>[4, 0, 0, 16, 0, 0, 0, 0]</text:p>
            <text:p text:style-name="P31">[2, 0, 0, 0, 0, 0, 4, 0]</text:p>
            <text:p text:style-name="P31">[0, 0, 0, 0, 0, 0, 0, 0]</text:p>
            <text:p text:style-name="P31">[0, 0, 4, 0, 0, 0, 0, 1]</text:p>
            <text:p text:style-name="P31">[0, 0, 0, 2, 0, 18, 0, 3]</text:p>
            <text:p text:style-name="P31">[0, 0, 0, 0, 0, 4, 2, 0]</text:p>
            <text:p text:style-name="P31"/>
            <text:p text:style-name="P31">Current flow graph</text:p>
            <text:p text:style-name="P31">[0, 0, 4, 2, 0, 0, 0, 0]</text:p>
            <text:p text:style-name="P31">[0, 0, 0, 0, 0, 0, 0, 0]</text:p>
            <text:p text:style-name="P31">[-4, 0, 0, 0, 0, 4, 0, 0]</text:p>
            <text:p text:style-name="P31">[-2, 0, 0, 0, 0, 0, 2, 0]</text:p>
            <text:p text:style-name="P31">[0, 0, 0, 0, 0, 0, 0, 0]</text:p>
            <text:p text:style-name="P31">[0, 0, -4, 0, 0, 0, 0, 4]</text:p>
            <text:p text:style-name="P31">[0, 0, 0, -2, 0, 0, 0, 2]</text:p>
            <text:p text:style-name="P31">[0, 0, 0, 0, 0, -4, -2, 0]</text:p>
            <text:p text:style-name="P31"/>
            <text:p text:style-name="P31">Canging graphes...</text:p>
            <text:p text:style-name="P31">Current adjacency matrix</text:p>
            <text:p text:style-name="P31">[0, 0, 1, 0, 0, 0, 0, 0]</text:p>
            <text:p text:style-name="P31">[0, 0, 0, 0, 0, 0, 0, 0]</text:p>
            <text:p text:style-name="P31">[7, 0, 0, 13, 0, 0, 0, 0]</text:p>
            <text:p text:style-name="P31">[2, 0, 3, 0, 0, 0, 1, 0]</text:p>
            <text:p text:style-name="P31">[0, 0, 0, 0, 0, 0, 0, 0]</text:p>
            <text:p text:style-name="P31">[0, 0, 4, 0, 0, 0, 0, 1]</text:p>
            <text:p text:style-name="P31">[0, 0, 0, 5, 0, 18, 0, 0]</text:p>
            <text:p text:style-name="P31">[0, 0, 0, 0, 0, 4, 5, 0]</text:p>
            <text:p text:style-name="P31"/>
            <text:p text:style-name="P31">Current flow graph</text:p>
            <text:p text:style-name="P31">[0, 0, 7, 2, 0, 0, 0, 0]</text:p>
            <text:p text:style-name="P31">[0, 0, 0, 0, 0, 0, 0, 0]</text:p>
            <text:p text:style-name="P31">[-7, 0, 0, 3, 0, 4, 0, 0]</text:p>
            <text:p text:style-name="P31">[-2, 0, -3, 0, 0, 0, 5, 0]</text:p>
            <text:p text:style-name="P31"><text:soft-page-break/>[0, 0, 0, 0, 0, 0, 0, 0]</text:p>
            <text:p text:style-name="P31">[0, 0, -4, 0, 0, 0, 0, 4]</text:p>
            <text:p text:style-name="P31">[0, 0, 0, -5, 0, 0, 0, 5]</text:p>
            <text:p text:style-name="P31">[0, 0, 0, 0, 0, -4, -5, 0]</text:p>
            <text:p text:style-name="P31"/>
            <text:p text:style-name="P31">Canging graphes...</text:p>
            <text:p text:style-name="P31">Current adjacency matrix</text:p>
            <text:p text:style-name="P31">[0, 0, 0, 0, 0, 0, 0, 0]</text:p>
            <text:p text:style-name="P31">[0, 0, 0, 0, 0, 0, 0, 0]</text:p>
            <text:p text:style-name="P31">[8, 0, 0, 12, 0, 0, 0, 0]</text:p>
            <text:p text:style-name="P31">[2, 0, 4, 0, 0, 0, 0, 0]</text:p>
            <text:p text:style-name="P31">[0, 0, 0, 0, 0, 0, 0, 0]</text:p>
            <text:p text:style-name="P31">[0, 0, 4, 0, 0, 0, 1, 0]</text:p>
            <text:p text:style-name="P31">[0, 0, 0, 6, 0, 17, 0, 0]</text:p>
            <text:p text:style-name="P31">[0, 0, 0, 0, 0, 5, 5, 0]</text:p>
            <text:p text:style-name="P31"/>
            <text:p text:style-name="P31">Current flow graph</text:p>
            <text:p text:style-name="P31">[0, 0, 8, 2, 0, 0, 0, 0]</text:p>
            <text:p text:style-name="P31">[0, 0, 0, 0, 0, 0, 0, 0]</text:p>
            <text:p text:style-name="P31">[-8, 0, 0, 4, 0, 4, 0, 0]</text:p>
            <text:p text:style-name="P31">[-2, 0, -4, 0, 0, 0, 6, 0]</text:p>
            <text:p text:style-name="P31">[0, 0, 0, 0, 0, 0, 0, 0]</text:p>
            <text:p text:style-name="P31">[0, 0, -4, 0, 0, 0, -1, 5]</text:p>
            <text:p text:style-name="P31">[0, 0, 0, -6, 0, 1, 0, 5]</text:p>
            <text:p text:style-name="P31">[0, 0, 0, 0, 0, -5, -5, 0]</text:p>
            <text:p text:style-name="P31"/>
            <text:p text:style-name="P31">Result flow: </text:p>
            <text:p text:style-name="P31"/>
            <text:p text:style-name="P31">10</text:p>
            <text:p text:style-name="P31">a c 8</text:p>
            <text:p text:style-name="P31">a d 2</text:p>
            <text:p text:style-name="P31">c d 4</text:p>
            <text:p text:style-name="P31">c f 4</text:p>
            <text:p text:style-name="P31"><text:soft-page-break/>d g 6</text:p>
            <text:p text:style-name="P31">f h 5</text:p>
            <text:p text:style-name="P31">g f 1</text:p>
            <text:p text:style-name="P31">g h 5</text:p>
          </table:table-cell>
        </table:table-row>
        <table:table-row>
          <table:table-cell table:style-name="Table2.A2" office:value-type="string">
            <text:p text:style-name="P31">7</text:p>
            <text:p text:style-name="P31">a</text:p>
            <text:p text:style-name="P31">f</text:p>
            <text:p text:style-name="P31">a b 7</text:p>
            <text:p text:style-name="P31">a c 6</text:p>
            <text:p text:style-name="P31">b d 6</text:p>
            <text:p text:style-name="P31">c f 9</text:p>
            <text:p text:style-name="P31">d e 3</text:p>
            <text:p text:style-name="P31">d f 4</text:p>
            <text:p text:style-name="P31">e c 2</text:p>
          </table:table-cell>
          <table:table-cell table:style-name="Table2.B2" office:value-type="string">
            <text:p text:style-name="P31">…</text:p>
            <text:p text:style-name="P31">12</text:p>
            <text:p text:style-name="P31">a b 6</text:p>
            <text:p text:style-name="P31">a c 6</text:p>
            <text:p text:style-name="P31">b d 6</text:p>
            <text:p text:style-name="P31">c f 8</text:p>
            <text:p text:style-name="P31">d e 2</text:p>
            <text:p text:style-name="P31">d f 4</text:p>
            <text:p text:style-name="P31">e c 2</text:p>
          </table:table-cell>
        </table:table-row>
        <table:table-row>
          <table:table-cell table:style-name="Table2.A2" office:value-type="string">
            <text:p text:style-name="P31">5</text:p>
            <text:p text:style-name="P31">a</text:p>
            <text:p text:style-name="P31">e</text:p>
            <text:p text:style-name="P31">a b 8</text:p>
            <text:p text:style-name="P31">b c 10</text:p>
            <text:p text:style-name="P31">b e 3</text:p>
            <text:p text:style-name="P31">a e 4</text:p>
            <text:p text:style-name="P31">c e 2</text:p>
          </table:table-cell>
          <table:table-cell table:style-name="Table2.B2" office:value-type="string">
            <text:p text:style-name="P31">…</text:p>
            <text:p text:style-name="P31">9</text:p>
            <text:p text:style-name="P31">a b 5</text:p>
            <text:p text:style-name="P31">a e 4</text:p>
            <text:p text:style-name="P31">b c 2</text:p>
            <text:p text:style-name="P31">b e 3</text:p>
            <text:p text:style-name="P31">c e 2</text:p>
          </table:table-cell>
        </table:table-row>
        <table:table-row>
          <table:table-cell table:style-name="Table2.A2" office:value-type="string">
            <text:p text:style-name="P31">4</text:p>
            <text:p text:style-name="P31">a</text:p>
            <text:p text:style-name="P31">c</text:p>
            <text:p text:style-name="P31">a b 2</text:p>
            <text:p text:style-name="P31">b c 1</text:p>
            <text:p text:style-name="P31">c d 1</text:p>
            <text:p text:style-name="P31">c a 1</text:p>
          </table:table-cell>
          <table:table-cell table:style-name="Table2.B2" office:value-type="string">
            <text:p text:style-name="P31">...</text:p>
            <text:p text:style-name="P31">1</text:p>
            <text:p text:style-name="P31">a b 1</text:p>
            <text:p text:style-name="P31">b c 1</text:p>
            <text:p text:style-name="P31">c a 0</text:p>
            <text:p text:style-name="P31">c d 0</text:p>
          </table:table-cell>
        </table:table-row>
        <table:table-row>
          <table:table-cell table:style-name="Table2.A2" office:value-type="string">
            <text:p text:style-name="P31">5</text:p>
            <text:p text:style-name="P31">b</text:p>
            <text:p text:style-name="P31">d</text:p>
            <text:p text:style-name="P31"><text:soft-page-break/>a c 5</text:p>
            <text:p text:style-name="P31">a b 6</text:p>
            <text:p text:style-name="P31">c d 3</text:p>
            <text:p text:style-name="P31">b c 2</text:p>
            <text:p text:style-name="P31">a d 4</text:p>
          </table:table-cell>
          <table:table-cell table:style-name="Table2.B2" office:value-type="string">
            <text:p text:style-name="P31">…</text:p>
            <text:p text:style-name="P31">2</text:p>
            <text:p text:style-name="P31">a b 0</text:p>
            <text:p text:style-name="P31"><text:soft-page-break/>a c 0</text:p>
            <text:p text:style-name="P31">a d 0</text:p>
            <text:p text:style-name="P31">b c 2</text:p>
            <text:p text:style-name="P31">c d 2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Mangal1" svg:font-family="Mangal"/>
    <style:font-face style:name="Times New Roman5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1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6H58M55S</meta:editing-duration>
    <meta:editing-cycles>78</meta:editing-cycles>
    <meta:generator>LibreOffice/6.4.6.2$Linux_X86_64 LibreOffice_project/40$Build-2</meta:generator>
    <dc:date>2021-03-29T00:56:12.321792283</dc:date>
    <meta:document-statistic meta:table-count="2" meta:image-count="0" meta:object-count="0" meta:page-count="13" meta:paragraph-count="321" meta:word-count="1565" meta:character-count="8828" meta:non-whitespace-character-count="6791"/>
  </office:meta>
</office:document-meta>
</file>